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6.581cm" fo:min-width="38.87cm"/>
    </style:style>
    <style:style style:name="gr2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36.11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svg:stroke-color="#000000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000000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fo:min-height="3.468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781cm" fo:min-width="4.21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3" style:family="graphic" style:parent-style-name="standard">
      <style:graphic-properties draw:stroke="none" draw:fill="none" fo:min-height="2.671cm"/>
    </style:style>
    <style:style style:name="gr14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766cm" fo:min-width="11.074cm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894cm"/>
    </style:style>
    <style:style style:name="gr17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9" style:family="graphic" style:parent-style-name="objectwithoutfill">
      <style:graphic-properties svg:stroke-width="0cm" svg:stroke-color="#000000" draw:marker-start-width="0.204cm" draw:marker-end-width="0.204cm" draw:fill="none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svg:stroke-width="0.051cm" svg:stroke-color="#ed1c24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10.545cm" fo:min-width="13.47cm"/>
    </style:style>
    <style:style style:name="gr22" style:family="graphic" style:parent-style-name="standard">
      <style:graphic-properties draw:fill-color="#729fcf" draw:textarea-horizontal-align="justify" draw:textarea-vertical-align="middle" draw:auto-grow-height="false" fo:min-height="1.782cm" fo:min-width="4.217cm"/>
    </style:style>
    <style:style style:name="gr23" style:family="graphic" style:parent-style-name="standard">
      <style:graphic-properties draw:stroke="solid" svg:stroke-color="#000000" draw:fill="none" draw:fill-color="#ffffff" fo:min-height="1.803cm"/>
    </style:style>
    <style:style style:name="gr24" style:family="graphic" style:parent-style-name="standard">
      <style:graphic-properties draw:fill-color="#dd4814" draw:textarea-horizontal-align="justify" draw:textarea-vertical-align="middle" draw:auto-grow-height="false" fo:min-height="1.781cm" fo:min-width="4.217cm"/>
    </style:style>
    <style:style style:name="gr25" style:family="graphic" style:parent-style-name="standard">
      <style:graphic-properties draw:fill-color="#dd4814" draw:textarea-horizontal-align="justify" draw:textarea-vertical-align="middle" draw:auto-grow-height="false" fo:min-height="1.782cm" fo:min-width="4.217cm"/>
    </style:style>
    <style:style style:name="gr26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7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29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30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31" style:family="graphic" style:parent-style-name="standard">
      <style:graphic-properties draw:stroke="solid" svg:stroke-color="#000000" draw:fill="none" draw:fill-color="#ffffff" fo:min-height="1.95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33" style:family="graphic" style:parent-style-name="standard">
      <style:graphic-properties svg:stroke-width="0.152cm" svg:stroke-color="#dd4814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34" style:family="graphic" style:parent-style-name="objectwithoutfill">
      <style:graphic-properties svg:stroke-width="0.152cm" svg:stroke-color="#dd4814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35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5.903cm" fo:min-width="14.717cm" fo:padding-top="0.201cm" fo:padding-bottom="0.201cm" fo:padding-left="0.326cm" fo:padding-right="0.326cm"/>
    </style:style>
    <style:style style:name="gr36" style:family="graphic" style:parent-style-name="standard">
      <style:graphic-properties draw:fill-color="#729fcf" draw:textarea-horizontal-align="justify" draw:textarea-vertical-align="middle" draw:auto-grow-height="false" fo:min-height="2.29cm" fo:min-width="2.04cm"/>
    </style:style>
    <style:style style:name="gr37" style:family="graphic" style:parent-style-name="standard">
      <style:graphic-properties draw:stroke="none" svg:stroke-color="#000000" draw:fill="none" draw:fill-color="#ffffff" fo:min-height="2.925cm"/>
    </style:style>
    <style:style style:name="gr38" style:family="graphic" style:parent-style-name="standard">
      <style:graphic-properties draw:fill-color="#dd4814" draw:textarea-horizontal-align="justify" draw:textarea-vertical-align="middle" draw:auto-grow-height="false" fo:min-height="2.29cm" fo:min-width="2.04cm"/>
    </style:style>
    <style:style style:name="gr39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eeeee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729fcf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-color="#eeeeee"/>
      <style:paragraph-properties fo:text-align="center"/>
      <style:text-properties fo:font-size="40pt" style:font-size-asian="40pt" style:font-size-complex="40pt"/>
    </style:style>
    <style:style style:name="P10" style:family="paragraph">
      <loext:graphic-properties draw:fill="none"/>
      <style:paragraph-properties fo:text-align="center"/>
      <style:text-properties fo:color="#000000"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="solid" draw:fill-color="#eeeeee"/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/>
      <style:paragraph-properties fo:text-align="center"/>
      <style:text-properties fo:color="#ed1c24" fo:font-size="44pt" fo:font-weight="bold" style:font-size-asian="44pt" style:font-weight-asian="bold" style:font-size-complex="44pt" style:font-weight-complex="bold"/>
    </style:style>
    <style:style style:name="P15" style:family="paragraph">
      <loext:graphic-properties draw:fill="none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6" style:family="paragraph">
      <loext:graphic-properties draw:fill-color="#dd4814"/>
      <style:paragraph-properties fo:text-align="center"/>
      <style:text-properties fo:font-size="40pt" style:font-size-asian="40pt" style:font-size-complex="40pt"/>
    </style:style>
    <style:style style:name="P17" style:family="paragraph">
      <style:paragraph-properties fo:text-align="center"/>
      <style:text-properties fo:font-size="40pt" style:font-size-asian="40pt" style:font-size-complex="40pt"/>
    </style:style>
    <style:style style:name="P18" style:family="paragraph">
      <loext:graphic-properties draw:fill="none" draw:fill-color="#ffffff"/>
      <style:text-properties fo:font-size="40pt" style:font-size-asian="40pt" style:font-size-complex="40pt"/>
    </style:style>
    <style:style style:name="P19" style:family="paragraph">
      <loext:graphic-properties draw:fill="none" draw:fill-color="#ffffff"/>
      <style:text-properties fo:font-size="32pt" style:font-size-asian="32pt" style:font-size-complex="32pt"/>
    </style:style>
    <style:style style:name="P20" style:family="paragraph">
      <loext:graphic-properties draw:fill="none" draw:fill-color="#ffffff"/>
      <style:text-properties fo:color="#000000" fo:font-size="40pt" style:font-size-asian="40pt" style:font-size-complex="40pt"/>
    </style:style>
    <style:style style:name="P21" style:family="paragraph">
      <loext:graphic-properties draw:fill="none" draw:fill-color="#ffffff"/>
      <style:text-properties fo:color="#ed1c24" fo:font-size="40pt" style:font-size-asian="40pt" style:font-size-complex="40pt"/>
    </style:style>
    <style:style style:name="P22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ed1c24"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4pt" fo:font-weight="bold" style:font-size-asian="44pt" style:font-weight-asian="bold" style:font-size-complex="44pt" style:font-weight-complex="bold"/>
    </style:style>
    <style:style style:name="T10" style:family="text">
      <style:text-properties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000000" fo:font-size="40pt" style:font-size-asian="40pt" style:font-size-complex="40pt"/>
    </style:style>
    <style:style style:name="T13" style:family="text">
      <style:text-properties fo:color="#ed1c24" fo:font-size="40pt" style:font-size-asian="40pt" style:font-size-complex="40pt"/>
    </style:style>
    <style:style style:name="T14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37cm" svg:height="46.831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747cm" svg:height="7.62cm" svg:x="46.51cm" svg:y="39.4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2cm" svg:y1="8.818cm" svg:x2="15.986cm" svg:y2="8.806cm">
          <text:p/>
        </draw:line>
        <draw:custom-shape draw:style-name="gr4" draw:text-style-name="P4" xml:id="id1" draw:id="id1" draw:layer="layout" svg:width="8.255cm" svg:height="6.772cm" svg:x="22.08cm" svg:y="8.906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8.255cm" svg:height="3.214cm" svg:x="22.08cm" svg:y="1.906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6.668cm" svg:height="2.921cm" svg:x="4.083cm" svg:y="41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6.207cm" svg:y1="8.906cm" svg:x2="26.207cm" svg:y2="5.12cm" draw:start-shape="id1" draw:start-glue-point="0" draw:end-shape="id2" draw:end-glue-point="2" svg:d="M26207 8906v-3786" svg:viewBox="0 0 1 3787">
          <text:p/>
        </draw:connector>
        <draw:line draw:style-name="gr8" draw:text-style-name="P1" draw:layer="layout" svg:x1="16.494cm" svg:y1="12.741cm" svg:x2="21.997cm" svg:y2="12.773cm">
          <text:p/>
        </draw:line>
        <draw:frame draw:style-name="gr9" draw:text-style-name="P6" draw:layer="layout" svg:width="5.08cm" svg:height="3.718cm" svg:x="20.795cm" svg:y="43.99cm">
          <draw:text-box>
            <text:p><text:span text:style-name="T2"/></text:p>
            <text:p><text:span text:style-name="T3">CPU</text:span></text:p>
          </draw:text-box>
        </draw:frame>
        <draw:custom-shape draw:style-name="gr10" draw:text-style-name="P7" draw:layer="layout" svg:width="4.717cm" svg:height="2.031cm" svg:x="59.529cm" svg:y="3.00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93cm" svg:height="1.673cm" svg:x="2.397cm" svg:y="7.748cm">
          <draw:text-box>
            <text:p><text:span text:style-name="T5">$t3</text:span></text:p>
          </draw:text-box>
        </draw:frame>
        <draw:frame draw:style-name="gr11" draw:text-style-name="P8" draw:layer="layout" svg:width="2.893cm" svg:height="1.673cm" svg:x="2.398cm" svg:y="10.565cm">
          <draw:text-box>
            <text:p><text:span text:style-name="T5">$t4</text:span></text:p>
          </draw:text-box>
        </draw:frame>
        <draw:custom-shape draw:style-name="gr12" draw:text-style-name="P9" draw:layer="layout" svg:width="11.574cm" svg:height="3.016cm" svg:x="4.92cm" svg:y="6.896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3.539cm" svg:height="2.921cm" svg:x="43.037cm" svg:y="10.779cm">
          <draw:text-box>
            <text:p text:style-name="P1"><text:span text:style-name="T6">lw $t4, m1($t4)</text:span></text:p>
          </draw:text-box>
        </draw:frame>
        <draw:frame draw:style-name="gr11" draw:text-style-name="P8" draw:layer="layout" svg:width="2.893cm" svg:height="1.673cm" svg:x="2.399cm" svg:y="13.366cm">
          <draw:text-box>
            <text:p><text:span text:style-name="T5">$t5</text:span></text:p>
          </draw:text-box>
        </draw:frame>
        <draw:custom-shape draw:style-name="gr10" draw:text-style-name="P7" draw:layer="layout" svg:width="4.717cm" svg:height="2.031cm" svg:x="59.529cm" svg:y="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9.796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12.796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3.99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15.79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7.394cm" svg:height="2.774cm" svg:x="6.532cm" svg:y="16.61cm">
          <draw:text-box>
            <text:p><text:span text:style-name="T7"><text:s text:c="4"/></text:span><text:span text:style-name="T1">Registers</text:span></text:p>
          </draw:text-box>
        </draw:frame>
        <draw:custom-shape draw:style-name="gr17" draw:text-style-name="P5" draw:layer="layout" svg:width="37.514cm" svg:height="3.455cm" svg:x="3.683cm" svg:y="23.834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3.86cm" svg:x2="5.482cm" svg:y2="27.213cm">
          <text:p/>
        </draw:line>
        <draw:line draw:style-name="gr19" draw:text-style-name="P3" draw:layer="layout" svg:x1="19.548cm" svg:y1="23.861cm" svg:x2="19.548cm" svg:y2="27.214cm">
          <text:p/>
        </draw:line>
        <draw:line draw:style-name="gr19" draw:text-style-name="P3" draw:layer="layout" svg:x1="26.768cm" svg:y1="23.862cm" svg:x2="26.768cm" svg:y2="27.215cm">
          <text:p/>
        </draw:line>
        <draw:line draw:style-name="gr19" draw:text-style-name="P3" draw:layer="layout" svg:x1="33.795cm" svg:y1="23.863cm" svg:x2="33.795cm" svg:y2="27.216cm">
          <text:p/>
        </draw:line>
        <draw:line draw:style-name="gr18" draw:text-style-name="P3" draw:layer="layout" svg:x1="12.629cm" svg:y1="23.861cm" svg:x2="12.629cm" svg:y2="27.214cm">
          <text:p/>
        </draw:line>
        <draw:custom-shape draw:style-name="gr17" draw:text-style-name="P5" draw:layer="layout" svg:width="37.514cm" svg:height="3.455cm" svg:x="3.683cm" svg:y="27.522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7.548cm" svg:x2="5.482cm" svg:y2="30.901cm">
          <text:p/>
        </draw:line>
        <draw:line draw:style-name="gr19" draw:text-style-name="P3" draw:layer="layout" svg:x1="19.548cm" svg:y1="27.549cm" svg:x2="19.548cm" svg:y2="30.902cm">
          <text:p/>
        </draw:line>
        <draw:line draw:style-name="gr19" draw:text-style-name="P3" draw:layer="layout" svg:x1="26.768cm" svg:y1="27.55cm" svg:x2="26.768cm" svg:y2="30.903cm">
          <text:p/>
        </draw:line>
        <draw:line draw:style-name="gr19" draw:text-style-name="P3" draw:layer="layout" svg:x1="33.795cm" svg:y1="27.551cm" svg:x2="33.795cm" svg:y2="30.904cm">
          <text:p/>
        </draw:line>
        <draw:line draw:style-name="gr18" draw:text-style-name="P3" draw:layer="layout" svg:x1="12.629cm" svg:y1="27.549cm" svg:x2="12.629cm" svg:y2="30.902cm">
          <text:p/>
        </draw:line>
        <draw:custom-shape draw:style-name="gr20" draw:text-style-name="P5" draw:layer="layout" svg:width="37.514cm" svg:height="3.455cm" svg:x="3.683cm" svg:y="31.21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1.236cm" svg:x2="5.482cm" svg:y2="34.589cm">
          <text:p/>
        </draw:line>
        <draw:line draw:style-name="gr19" draw:text-style-name="P3" draw:layer="layout" svg:x1="19.548cm" svg:y1="31.237cm" svg:x2="19.548cm" svg:y2="34.59cm">
          <text:p/>
        </draw:line>
        <draw:line draw:style-name="gr19" draw:text-style-name="P3" draw:layer="layout" svg:x1="26.768cm" svg:y1="31.238cm" svg:x2="26.768cm" svg:y2="34.591cm">
          <text:p/>
        </draw:line>
        <draw:line draw:style-name="gr19" draw:text-style-name="P3" draw:layer="layout" svg:x1="33.795cm" svg:y1="31.239cm" svg:x2="33.795cm" svg:y2="34.592cm">
          <text:p/>
        </draw:line>
        <draw:line draw:style-name="gr18" draw:text-style-name="P3" draw:layer="layout" svg:x1="12.629cm" svg:y1="31.237cm" svg:x2="12.629cm" svg:y2="34.59cm">
          <text:p/>
        </draw:line>
        <draw:custom-shape draw:style-name="gr17" draw:text-style-name="P5" draw:layer="layout" svg:width="37.514cm" svg:height="3.455cm" svg:x="3.683cm" svg:y="34.898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4.924cm" svg:x2="5.482cm" svg:y2="38.277cm">
          <text:p/>
        </draw:line>
        <draw:line draw:style-name="gr19" draw:text-style-name="P3" draw:layer="layout" svg:x1="19.548cm" svg:y1="34.925cm" svg:x2="19.548cm" svg:y2="38.278cm">
          <text:p/>
        </draw:line>
        <draw:line draw:style-name="gr19" draw:text-style-name="P3" draw:layer="layout" svg:x1="26.768cm" svg:y1="34.926cm" svg:x2="26.768cm" svg:y2="38.279cm">
          <text:p/>
        </draw:line>
        <draw:line draw:style-name="gr19" draw:text-style-name="P3" draw:layer="layout" svg:x1="33.795cm" svg:y1="34.927cm" svg:x2="33.795cm" svg:y2="38.28cm">
          <text:p/>
        </draw:line>
        <draw:line draw:style-name="gr18" draw:text-style-name="P3" draw:layer="layout" svg:x1="12.629cm" svg:y1="34.925cm" svg:x2="12.629cm" svg:y2="38.278cm">
          <text:p/>
        </draw:line>
        <draw:frame draw:style-name="gr13" draw:text-style-name="P14" draw:layer="layout" svg:width="13.539cm" svg:height="2.921cm" svg:x="43.038cm" svg:y="13.88cm">
          <draw:text-box>
            <text:p text:style-name="P1"><text:span text:style-name="T8">lw $t5, m2($t5)</text:span></text:p>
          </draw:text-box>
        </draw:frame>
        <draw:frame draw:style-name="gr13" draw:text-style-name="P15" draw:layer="layout" svg:width="13.539cm" svg:height="2.921cm" svg:x="43.239cm" svg:y="17.181cm">
          <draw:text-box>
            <text:p text:style-name="P1"><text:span text:style-name="T9">sw $t3, res($t5)</text:span></text:p>
          </draw:text-box>
        </draw:frame>
        <draw:custom-shape draw:style-name="gr21" draw:text-style-name="P3" draw:layer="layout" svg:width="13.97cm" svg:height="10.795cm" svg:x="42.783cm" svg:y="9.7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.004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525cm" svg:y1="18.78cm" svg:x2="10.525cm" svg:y2="23.86cm">
          <text:p/>
        </draw:line>
        <draw:custom-shape draw:style-name="gr10" draw:text-style-name="P7" draw:layer="layout" svg:width="4.717cm" svg:height="2.031cm" svg:x="59.529cm" svg:y="11.0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9.00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9.0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2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7.00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7.0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9.0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1.0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25.0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9.0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3.008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7.0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1.009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frame draw:style-name="gr23" draw:text-style-name="P6" draw:layer="layout" svg:width="13.962cm" svg:height="2.053cm" svg:x="42.918cm" svg:y="5.17cm">
          <draw:text-box>
            <text:p><text:span text:style-name="T2">Cycle: </text:span><text:span text:style-name="T10">367</text:span><text:span text:style-name="T2"> </text:span></text:p>
          </draw:text-box>
        </draw:frame>
        <draw:custom-shape draw:style-name="gr10" draw:text-style-name="P7" draw:layer="layout" svg:width="4.717cm" svg:height="2.031cm" svg:x="59.529cm" svg:y="5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5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55.0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9.0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1.105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11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1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1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9.10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64.729cm" svg:y="19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64.729cm" svg:y="2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64.729cm" svg:y="2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64.729cm" svg:y="17.107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64.729cm" svg:y="27.1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64.729cm" svg:y="29.1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64.729cm" svg:y="31.1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64.729cm" svg:y="25.108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64.729cm" svg:y="3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64.729cm" svg:y="3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64.729cm" svg:y="39.1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64.729cm" svg:y="33.109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64.729cm" svg:y="4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64.729cm" svg:y="4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64.729cm" svg:y="47.1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64.729cm" svg:y="41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64.729cm" svg:y="5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64.729cm" svg:y="5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64.729cm" svg:y="55.12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64.729cm" svg:y="49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8" draw:text-style-name="P18" draw:layer="layout" svg:width="1.285cm" svg:height="1.826cm" svg:x="3.983cm" svg:y="28.395cm">
          <draw:text-box>
            <text:p><text:span text:style-name="T4">1</text:span></text:p>
          </draw:text-box>
        </draw:frame>
        <draw:frame draw:style-name="gr28" draw:text-style-name="P18" draw:layer="layout" svg:width="1.285cm" svg:height="1.826cm" svg:x="3.984cm" svg:y="24.695cm">
          <draw:text-box>
            <text:p><text:span text:style-name="T4">1</text:span></text:p>
          </draw:text-box>
        </draw:frame>
        <draw:frame draw:style-name="gr28" draw:text-style-name="P18" draw:layer="layout" svg:width="1.285cm" svg:height="1.826cm" svg:x="3.984cm" svg:y="31.995cm">
          <draw:text-box>
            <text:p><text:span text:style-name="T4">0</text:span></text:p>
          </draw:text-box>
        </draw:frame>
        <draw:frame draw:style-name="gr28" draw:text-style-name="P18" draw:layer="layout" svg:width="1.285cm" svg:height="1.826cm" svg:x="3.985cm" svg:y="35.695cm">
          <draw:text-box>
            <text:p><text:span text:style-name="T4">0</text:span></text:p>
          </draw:text-box>
        </draw:frame>
        <draw:custom-shape draw:style-name="gr26" draw:text-style-name="P17" draw:layer="layout" svg:width="4.717cm" svg:height="2.031cm" svg:x="70.029cm" svg:y="3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70.029cm" svg:y="5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70.029cm" svg:y="7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70.029cm" svg:y="1.10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70.029cm" svg:y="11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70.029cm" svg:y="13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70.029cm" svg:y="15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70.029cm" svg:y="9.1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19.11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21.11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23.12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17.10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27.1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29.11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31.12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25.10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35.1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37.11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39.12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33.1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43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45.1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47.12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41.11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51.11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53.12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55.1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49.11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398cm" svg:height="3.718cm" svg:x="64.222cm" svg:y="55.961cm">
          <draw:text-box>
            <text:p><text:span text:style-name="T2"/></text:p>
            <text:p><text:span text:style-name="T3">Memory</text:span></text:p>
          </draw:text-box>
        </draw:frame>
        <draw:frame draw:style-name="gr31" draw:text-style-name="P6" draw:layer="layout" svg:width="13.861cm" svg:height="2.202cm" svg:x="43.019cm" svg:y="24.071cm">
          <draw:text-box>
            <text:p><text:span text:style-name="T2">@: </text:span><text:span text:style-name="T10">0x00000020</text:span><text:span text:style-name="T2"> <text:s text:c="2"/></text:span></text:p>
          </draw:text-box>
        </draw:frame>
        <draw:frame draw:style-name="gr32" draw:text-style-name="P19" draw:layer="layout" svg:width="6.708cm" svg:height="1.517cm" svg:x="51.8cm" svg:y="1.515cm">
          <draw:text-box>
            <text:p><text:span text:style-name="T11">0x00000000</text:span></text:p>
          </draw:text-box>
        </draw:frame>
        <draw:line draw:style-name="gr33" draw:text-style-name="P1" draw:layer="layout" svg:x1="22.844cm" svg:y1="38.338cm" svg:x2="22.844cm" svg:y2="41.894cm">
          <text:p/>
        </draw:line>
        <draw:connector draw:style-name="gr34" draw:text-style-name="P3" draw:layer="layout" svg:x1="40.751cm" svg:y1="43.294cm" svg:x2="46.51cm" svg:y2="43.28cm" draw:start-shape="id3" draw:start-glue-point="1" draw:end-shape="id4" draw:end-glue-point="3" svg:d="M40751 43294h2892v-14h2867" svg:viewBox="0 0 5760 15">
          <text:p/>
        </draw:connector>
        <draw:custom-shape draw:style-name="gr35" draw:text-style-name="P3" xml:id="id5" draw:id="id5" draw:layer="layout" svg:width="15.217cm" svg:height="56.153cm" svg:x="59.529cm" svg:y="1.004cm">
          <text:p/>
          <draw:enhanced-geometry svg:viewBox="0 0 21600 21600" draw:type="rectangle" draw:enhanced-path="M 0 0 L 21600 0 21600 21600 0 21600 0 0 Z N"/>
        </draw:custom-shape>
        <draw:connector draw:style-name="gr34" draw:text-style-name="P3" draw:layer="layout" svg:x1="54.257cm" svg:y1="43.28cm" svg:x2="59.529cm" svg:y2="29.08cm" draw:start-shape="id4" draw:start-glue-point="1" draw:end-shape="id5" draw:end-glue-point="3" svg:d="M54257 43280h2598v-14200h2674" svg:viewBox="0 0 5273 14201">
          <text:p/>
        </draw:connector>
        <draw:custom-shape draw:style-name="gr36" draw:text-style-name="P7" draw:layer="layout" svg:width="2.54cm" svg:height="2.54cm" svg:x="7.35cm" svg:y="53.73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9.85cm" svg:y="53.7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12.35cm" svg:y="53.73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7.35cm" svg:y="56.23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9.85cm" svg:y="56.23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12.35cm" svg:y="56.23cm">
          <text:p text:style-name="P1"><text:span text:style-name="T4"/></text:p>
          <text:p text:style-name="P1"><text:span text:style-name="T4">6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3.682cm" svg:height="3.175cm" svg:x="3.287cm" svg:y="55.113cm">
          <draw:text-box>
            <text:p><text:span text:style-name="T2">m1 </text:span></text:p>
          </draw:text-box>
        </draw:frame>
        <draw:custom-shape draw:style-name="gr36" draw:text-style-name="P7" draw:layer="layout" svg:width="2.54cm" svg:height="2.54cm" svg:x="22.451cm" svg:y="51.2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24.951cm" svg:y="51.23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2.54cm" svg:height="2.54cm" svg:x="22.451cm" svg:y="53.7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2.54cm" svg:height="2.54cm" svg:x="24.951cm" svg:y="53.73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3.682cm" svg:height="3.175cm" svg:x="18.788cm" svg:y="55.113cm">
          <draw:text-box>
            <text:p><text:span text:style-name="T2">m2 </text:span></text:p>
          </draw:text-box>
        </draw:frame>
        <draw:custom-shape draw:style-name="gr39" draw:text-style-name="P17" draw:layer="layout" svg:width="2.54cm" svg:height="2.54cm" svg:x="22.451cm" svg:y="56.23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2.54cm" svg:height="2.54cm" svg:x="24.951cm" svg:y="56.23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3.682cm" svg:height="3.175cm" svg:x="31.888cm" svg:y="55.114cm">
          <draw:text-box>
            <text:p><text:span text:style-name="T2">res </text:span></text:p>
          </draw:text-box>
        </draw:frame>
        <draw:custom-shape draw:style-name="gr39" draw:text-style-name="P17" draw:layer="layout" svg:width="2.54cm" svg:height="2.54cm" svg:x="35.1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2.54cm" svg:height="2.54cm" svg:x="37.6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2.54cm" svg:height="2.54cm" svg:x="35.1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2.54cm" svg:height="2.54cm" svg:x="37.6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31" draw:text-style-name="P6" draw:layer="layout" svg:width="10.05cm" svg:height="2.202cm" svg:x="43.02cm" svg:y="26.671cm">
          <draw:text-box>
            <text:p><text:span text:style-name="T2">offset: </text:span><text:span text:style-name="T10">0</text:span><text:span text:style-name="T2"> <text:s text:c="2"/></text:span></text:p>
          </draw:text-box>
        </draw:frame>
        <draw:frame draw:style-name="gr31" draw:text-style-name="P6" draw:layer="layout" svg:width="10.05cm" svg:height="2.202cm" svg:x="43.02cm" svg:y="29.271cm">
          <draw:text-box>
            <text:p><text:span text:style-name="T2">set: </text:span><text:span text:style-name="T10">2</text:span><text:span text:style-name="T2"> <text:s text:c="2"/></text:span></text:p>
          </draw:text-box>
        </draw:frame>
        <draw:frame draw:style-name="gr31" draw:text-style-name="P6" draw:layer="layout" svg:width="10.05cm" svg:height="2.202cm" svg:x="43.02cm" svg:y="31.871cm">
          <draw:text-box>
            <text:p><text:span text:style-name="T2">tag: </text:span><text:span text:style-name="T10">0</text:span><text:span text:style-name="T2"> <text:s text:c="2"/></text:span></text:p>
          </draw:text-box>
        </draw:frame>
        <draw:frame draw:style-name="gr28" draw:text-style-name="P20" draw:layer="layout" svg:width="1.285cm" svg:height="1.826cm" svg:x="2.285cm" svg:y="24.695cm">
          <draw:text-box>
            <text:p><text:span text:style-name="T12">0</text:span></text:p>
          </draw:text-box>
        </draw:frame>
        <draw:frame draw:style-name="gr28" draw:text-style-name="P20" draw:layer="layout" svg:width="1.285cm" svg:height="1.826cm" svg:x="2.284cm" svg:y="28.395cm">
          <draw:text-box>
            <text:p><text:span text:style-name="T12">1</text:span></text:p>
          </draw:text-box>
        </draw:frame>
        <draw:frame draw:style-name="gr28" draw:text-style-name="P21" draw:layer="layout" svg:width="1.285cm" svg:height="1.826cm" svg:x="2.285cm" svg:y="31.995cm">
          <draw:text-box>
            <text:p><text:span text:style-name="T13">2</text:span></text:p>
          </draw:text-box>
        </draw:frame>
        <draw:frame draw:style-name="gr28" draw:text-style-name="P18" draw:layer="layout" svg:width="1.285cm" svg:height="1.826cm" svg:x="2.286cm" svg:y="35.695cm">
          <draw:text-box>
            <text:p><text:span text:style-name="T4">3</text:span></text:p>
          </draw:text-box>
        </draw:frame>
        <draw:frame draw:style-name="gr32" draw:text-style-name="P19" draw:layer="layout" svg:width="6.708cm" svg:height="1.517cm" svg:x="5.807cm" svg:y="24.878cm">
          <draw:text-box>
            <text:p><text:span text:style-name="T11"><text:s text:c="9"/></text:span><text:span text:style-name="T11">0</text:span></text:p>
          </draw:text-box>
        </draw:frame>
        <draw:frame draw:style-name="gr32" draw:text-style-name="P22" draw:layer="layout" svg:width="6.708cm" svg:height="1.517cm" svg:x="12.807cm" svg:y="24.877cm">
          <draw:text-box>
            <text:p><text:span text:style-name="T14">0x00000001</text:span></text:p>
          </draw:text-box>
        </draw:frame>
        <draw:frame draw:style-name="gr32" draw:text-style-name="P22" draw:layer="layout" svg:width="6.708cm" svg:height="1.517cm" svg:x="19.907cm" svg:y="24.878cm">
          <draw:text-box>
            <text:p><text:span text:style-name="T14">0x00000002</text:span></text:p>
          </draw:text-box>
        </draw:frame>
        <draw:frame draw:style-name="gr32" draw:text-style-name="P19" draw:layer="layout" svg:width="6.708cm" svg:height="1.517cm" svg:x="27.007cm" svg:y="24.879cm">
          <draw:text-box>
            <text:p><text:span text:style-name="T11">0x00000003</text:span></text:p>
          </draw:text-box>
        </draw:frame>
        <draw:frame draw:style-name="gr32" draw:text-style-name="P19" draw:layer="layout" svg:width="6.708cm" svg:height="1.517cm" svg:x="34.107cm" svg:y="24.88cm">
          <draw:text-box>
            <text:p><text:span text:style-name="T11">0x00000004</text:span></text:p>
          </draw:text-box>
        </draw:frame>
        <draw:frame draw:style-name="gr32" draw:text-style-name="P22" draw:layer="layout" svg:width="6.708cm" svg:height="1.517cm" svg:x="27.007cm" svg:y="28.567cm">
          <draw:text-box>
            <text:p><text:span text:style-name="T14">0x00000007</text:span></text:p>
          </draw:text-box>
        </draw:frame>
        <draw:frame draw:style-name="gr32" draw:text-style-name="P19" draw:layer="layout" svg:width="6.708cm" svg:height="1.517cm" svg:x="5.807cm" svg:y="28.579cm">
          <draw:text-box>
            <text:p><text:span text:style-name="T11"><text:s text:c="9"/></text:span><text:span text:style-name="T11">0</text:span></text:p>
          </draw:text-box>
        </draw:frame>
        <draw:frame draw:style-name="gr32" draw:text-style-name="P19" draw:layer="layout" svg:width="6.708cm" svg:height="1.517cm" svg:x="34.107cm" svg:y="28.568cm">
          <draw:text-box>
            <text:p><text:span text:style-name="T11">0x00000008</text:span></text:p>
          </draw:text-box>
        </draw:frame>
        <draw:frame draw:style-name="gr32" draw:text-style-name="P19" draw:layer="layout" svg:width="6.708cm" svg:height="1.517cm" svg:x="12.807cm" svg:y="28.565cm">
          <draw:text-box>
            <text:p><text:span text:style-name="T11">0x00000005</text:span></text:p>
          </draw:text-box>
        </draw:frame>
        <draw:frame draw:style-name="gr32" draw:text-style-name="P19" draw:layer="layout" svg:width="6.708cm" svg:height="1.517cm" svg:x="19.907cm" svg:y="28.566cm">
          <draw:text-box>
            <text:p><text:span text:style-name="T11">0x00000006</text:span></text:p>
          </draw:text-box>
        </draw:frame>
        <draw:frame draw:style-name="gr32" draw:text-style-name="P19" draw:layer="layout" svg:width="6.708cm" svg:height="1.517cm" svg:x="12.807cm" svg:y="32.253cm">
          <draw:text-box>
            <text:p><text:span text:style-name="T11">0x00000009</text:span></text:p>
          </draw:text-box>
        </draw:frame>
        <draw:frame draw:style-name="gr32" draw:text-style-name="P19" draw:layer="layout" svg:width="6.708cm" svg:height="1.517cm" svg:x="5.807cm" svg:y="32.254cm">
          <draw:text-box>
            <text:p><text:span text:style-name="T11"><text:s text:c="9"/></text:span><text:span text:style-name="T11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2-16T19:22:33.779090261</dc:date>
    <meta:editing-duration>PT23H21M7S</meta:editing-duration>
    <meta:editing-cycles>72</meta:editing-cycles>
    <meta:generator>LibreOffice/6.0.6.2$Linux_X86_64 LibreOffice_project/00m0$Build-2</meta:generator>
    <meta:document-statistic meta:object-count="181"/>
  </office:meta>
</office:document-meta>
</file>